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imSun" svg:font-family="SimSun, 宋体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FreeSans1" officeooo:rsid="000328d2" officeooo:paragraph-rsid="000328d2"/>
    </style:style>
    <style:style style:name="P2" style:family="paragraph" style:parent-style-name="Footer">
      <style:text-properties style:font-name="FreeSans1" officeooo:rsid="000328d2" officeooo:paragraph-rsid="000328d2"/>
    </style:style>
    <style:style style:name="P3" style:family="paragraph" style:parent-style-name="Header">
      <style:paragraph-properties fo:text-align="start" style:justify-single-word="false"/>
      <style:text-properties style:font-name="FreeSans1" officeooo:rsid="00094466" officeooo:paragraph-rsid="00094466"/>
    </style:style>
    <style:style style:name="P4" style:family="paragraph" style:parent-style-name="Standard">
      <style:text-properties style:font-name="FreeSans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FreeSans1" fo:font-size="12pt" officeooo:rsid="000328d2" officeooo:paragraph-rsid="0027fcdf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05ae00" officeooo:paragraph-rsid="0027fcdf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05ae00" officeooo:paragraph-rsid="002c09e6" style:font-size-asian="12pt" style:font-size-complex="12pt"/>
    </style:style>
    <style:style style:name="P8" style:family="paragraph" style:parent-style-name="Standard" style:master-page-name="">
      <style:paragraph-properties fo:text-align="justify" style:justify-single-word="false" style:page-number="auto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paragraph-rsid="0027fcdf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1ccf1b" officeooo:paragraph-rsid="001ccf1b" style:font-size-asian="12pt" style:font-size-complex="12pt"/>
    </style:style>
    <style:style style:name="P10" style:family="paragraph" style:parent-style-name="Standard">
      <style:paragraph-properties fo:text-align="justify" style:justify-single-word="false" fo:break-before="pag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1ccf1b" officeooo:paragraph-rsid="001ccf1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FreeSans1" fo:font-size="12pt" officeooo:rsid="001f6623" officeooo:paragraph-rsid="0027fcdf" style:font-size-asian="12pt" style:font-size-complex="12pt"/>
    </style:style>
    <style:style style:name="P12" style:family="paragraph" style:parent-style-name="Standard">
      <style:paragraph-properties fo:text-align="justify" style:justify-single-word="false" fo:break-before="pag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2e581d" officeooo:paragraph-rsid="002e581d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FreeSans1" fo:font-size="12pt" officeooo:rsid="002e581d" officeooo:paragraph-rsid="002c09e6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32d937" officeooo:paragraph-rsid="0032d937" style:font-size-asian="12pt" style:font-size-complex="12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FreeSans1" fo:font-size="18pt" officeooo:rsid="000328d2" officeooo:paragraph-rsid="0027fcdf" style:font-size-asian="18pt" style:font-size-complex="18pt"/>
    </style:style>
    <style:style style:name="P16" style:family="paragraph" style:parent-style-name="Standard">
      <style:paragraph-properties fo:line-height="150%"/>
      <style:text-properties style:use-window-font-color="true" loext:opacity="0%" style:font-name="Arial" fo:font-size="10pt" fo:language="pt" fo:country="PT" officeooo:paragraph-rsid="001ccf1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left="3.507cm" fo:margin-right="0cm" fo:line-height="150%" fo:text-indent="0cm" style:auto-text-indent="false"/>
      <style:text-properties style:use-window-font-color="true" loext:opacity="0%" style:font-name="Arial" fo:font-size="10pt" fo:language="pt" fo:country="PT" officeooo:paragraph-rsid="001ccf1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18" style:family="paragraph" style:parent-style-name="Standard">
      <style:paragraph-properties fo:line-height="150%"/>
      <style:text-properties style:use-window-font-color="true" loext:opacity="0%" style:font-name="Arial" fo:font-size="10pt" fo:language="pt" fo:country="PT" officeooo:paragraph-rsid="001e5a6e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19" style:family="paragraph" style:parent-style-name="Standard">
      <style:paragraph-properties fo:line-height="150%"/>
      <style:text-properties style:use-window-font-color="true" loext:opacity="0%" style:font-name="Arial" fo:font-size="10pt" fo:language="pt" fo:country="PT" officeooo:rsid="001e5a6e" officeooo:paragraph-rsid="001e5a6e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20" style:family="paragraph" style:parent-style-name="Standard">
      <style:paragraph-properties fo:line-height="150%"/>
      <style:text-properties style:use-window-font-color="true" loext:opacity="0%" style:font-name="Arial" fo:font-size="10pt" fo:language="pt" fo:country="PT" officeooo:rsid="0032d937" officeooo:paragraph-rsid="0032d937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P21" style:family="paragraph" style:parent-style-name="Table_20_Contents">
      <style:paragraph-properties fo:line-height="150%"/>
      <style:text-properties style:use-window-font-color="true" loext:opacity="0%" style:font-name="Arial" fo:font-size="10pt" fo:language="pt" fo:country="PT" fo:font-weight="normal" officeooo:rsid="0032d937" officeooo:paragraph-rsid="0032d937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use-window-font-color="true" loext:opacity="0%" style:font-name="Arial" fo:font-size="8pt" fo:language="pt" fo:country="PT" officeooo:rsid="001ccf1b" officeooo:paragraph-rsid="001e5a6e" style:font-name-asian="SimSun" style:font-size-asian="8pt" style:language-asian="zh" style:country-asian="CN" style:font-name-complex="Arial" style:font-size-complex="12pt" style:language-complex="ar" style:country-complex="SA"/>
    </style:style>
    <style:style style:name="P23" style:family="paragraph" style:parent-style-name="Standard">
      <style:paragraph-properties fo:line-height="150%"/>
      <style:text-properties style:use-window-font-color="true" loext:opacity="0%" style:font-name="Arial" fo:font-size="8pt" fo:language="pt" fo:country="PT" officeooo:paragraph-rsid="001e5a6e" style:font-name-asian="SimSun" style:font-size-asian="8pt" style:language-asian="zh" style:country-asian="CN" style:font-name-complex="Arial" style:font-size-complex="12pt" style:language-complex="ar" style:country-complex="SA"/>
    </style:style>
    <style:style style:name="P24" style:family="paragraph" style:parent-style-name="Standard">
      <style:paragraph-properties fo:margin-left="3.507cm" fo:margin-right="0cm" fo:line-height="150%" fo:text-indent="0cm" style:auto-text-indent="false"/>
      <style:text-properties style:use-window-font-color="true" loext:opacity="0%" style:font-name="Arial" fo:font-size="8pt" fo:language="pt" fo:country="PT" officeooo:paragraph-rsid="001ccf1b" style:font-name-asian="SimSun" style:font-size-asian="8pt" style:language-asian="zh" style:country-asian="CN" style:font-name-complex="Arial" style:font-size-complex="12pt" style:language-complex="ar" style:country-complex="SA"/>
    </style:style>
    <style:style style:name="P25" style:family="paragraph" style:parent-style-name="Table_20_Contents">
      <style:paragraph-properties fo:line-height="150%"/>
      <style:text-properties officeooo:paragraph-rsid="001ccf1b"/>
    </style:style>
    <style:style style:name="P26" style:family="paragraph" style:parent-style-name="Heading_20_1">
      <style:paragraph-properties fo:line-height="150%">
        <style:tab-stops>
          <style:tab-stop style:position="0cm"/>
        </style:tab-stops>
      </style:paragraph-properties>
      <style:text-properties style:use-window-font-color="true" loext:opacity="0%" fo:font-size="11pt" fo:language="pt" fo:country="PT" fo:font-weight="normal" officeooo:paragraph-rsid="001ccf1b" style:letter-kerning="true" style:font-name-asian="SimSun" style:font-size-asian="11pt" style:language-asian="zh" style:country-asian="CN" style:font-weight-asian="normal" style:font-name-complex="Arial" style:font-size-complex="16pt" style:language-complex="ar" style:country-complex="SA" style:font-weight-complex="normal"/>
    </style:style>
    <style:style style:name="P27" style:family="paragraph" style:parent-style-name="Heading_20_1">
      <style:paragraph-properties fo:line-height="150%">
        <style:tab-stops>
          <style:tab-stop style:position="0cm"/>
        </style:tab-stops>
      </style:paragraph-properties>
      <style:text-properties style:use-window-font-color="true" loext:opacity="0%" fo:font-size="11pt" fo:language="pt" fo:country="PT" fo:font-weight="normal" officeooo:paragraph-rsid="001e5a6e" style:letter-kerning="true" style:font-name-asian="SimSun" style:font-size-asian="11pt" style:language-asian="zh" style:country-asian="CN" style:font-weight-asian="normal" style:font-name-complex="Arial" style:font-size-complex="16pt" style:language-complex="ar" style:country-complex="SA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32d937" officeooo:paragraph-rsid="002c09e6" style:font-size-asian="12pt" style:font-size-complex="12pt"/>
    </style:style>
    <style:style style:name="P29" style:family="paragraph" style:parent-style-name="Standard">
      <style:paragraph-properties fo:text-align="justify" style:justify-single-word="false" fo:break-before="pag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2e581d" officeooo:paragraph-rsid="002e581d" style:font-size-asian="12pt" style:font-size-complex="12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7cm" style:type="right" style:leader-style="solid" style:leader-text="-"/>
        </style:tab-stops>
      </style:paragraph-properties>
      <style:text-properties style:font-name="FreeSans1" fo:font-size="12pt" officeooo:rsid="0005ae00" officeooo:paragraph-rsid="0034b296" style:font-size-asian="12pt" style:font-size-complex="12pt"/>
    </style:style>
    <style:style style:name="T1" style:family="text">
      <style:text-properties officeooo:rsid="0032d937"/>
    </style:style>
    <style:style style:name="T2" style:family="text">
      <style:text-properties officeooo:rsid="0003b4b5"/>
    </style:style>
    <style:style style:name="T3" style:family="text">
      <style:text-properties officeooo:rsid="001ccf1b"/>
    </style:style>
    <style:style style:name="T4" style:family="text">
      <style:text-properties officeooo:rsid="0005ae0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5ae0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002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f6623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2d937" style:text-blinking="false" fo:background-color="transparent" loext:char-shading-value="0"/>
    </style:style>
    <style:style style:name="T10" style:family="text">
      <style:text-properties style:use-window-font-color="true" loext:opacity="0%" style:font-name="Arial" fo:font-size="10pt" fo:language="pt" fo:country="PT" fo:font-weight="normal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style:use-window-font-color="true" loext:opacity="0%" style:font-name="Arial" fo:font-size="10pt" fo:language="pt" fo:country="PT" fo:font-weight="normal" officeooo:rsid="001ccf1b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2" style:family="text">
      <style:text-properties style:use-window-font-color="true" loext:opacity="0%" style:font-name="Arial" fo:font-size="10pt" fo:language="pt" fo:country="PT" fo:font-weight="normal" officeooo:rsid="0032d937" style:font-name-asian="SimSu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26" text:outline-level="1">TERMO DE ABERTURA</text:h>
      <text:p text:style-name="P24"/>
      <text:p text:style-name="P16">Há-de este livro servir para escrituração de </text:p>
      <text:p text:style-name="P16">Atas à <text:span text:style-name="T1">ÓRGÃO da Associação</text:span> </text:p>
      <text:p text:style-name="P21">ASSOCIAÇÃO</text:p>
      <text:p text:style-name="P25"><text:span text:style-name="T11">Com o </text:span>Número de Identificação de Pessoa Colectiva<text:span text:style-name="T10"> </text:span><text:span text:style-name="T12">XXXXXXXXX</text:span><text:span text:style-name="T11">.</text:span></text:p>
      <text:p text:style-name="P17"/>
      <text:p text:style-name="P16">Leva no fim o Termo de Encerramento.</text:p>
      <text:p text:style-name="P17"/>
      <text:p text:style-name="P17"/>
      <text:p text:style-name="P16"><text:span text:style-name="T1">CIDADE</text:span>, em <text:span text:style-name="T1">XX</text:span> de <text:span text:style-name="T1">MÊS </text:span>de <text:span text:style-name="T1">ANO</text:span></text:p>
      <text:p text:style-name="P17"/>
      <text:p text:style-name="P17"/>
      <text:p text:style-name="P20">NOME DA(S) PESSOA(S) QUE TEM/TÊM DE RUBRICAR AS ACTAS</text:p>
      <text:p text:style-name="P19"/>
      <text:p text:style-name="P19">_____________________________________________________</text:p>
      <text:p text:style-name="P15">Ata N<text:span text:style-name="T4">ú</text:span>mero <text:span text:style-name="T1">XX </text:span>da <text:span text:style-name="T1">ÓRGÃO</text:span></text:p>
      <text:p text:style-name="P5"/>
      <text:p text:style-name="P11"><text:span text:style-name="T1">DD</text:span>-<text:span text:style-name="T1">MM</text:span>-<text:span text:style-name="T1">YYYY</text:span></text:p>
      <text:p text:style-name="P5"/>
      <text:p text:style-name="P8"><text:bookmark text:name="docs-internal-guid-ca35f863-df69-a7c1-eb4f-5e347ab3f4a7211"/><text:span text:style-name="T5">A </text:span><text:span text:style-name="T9">XX</text:span><text:span text:style-name="T8"> de </text:span><text:span text:style-name="T9">MÊS </text:span><text:span text:style-name="T7">de </text:span><text:span text:style-name="T9">AAAA</text:span><text:span text:style-name="T7">, pelas ...</text:span><text:span text:style-name="T6"> <text:tab/></text:span></text:p>
      <text:p text:style-name="P28">Outro parágrafo... <text:tab/></text:p>
      <text:p text:style-name="P7"><text:span text:style-name="T1">Último parágrafo... </text:span><text:tab/></text:p>
      <text:p text:style-name="P6">O Presidente da <text:span text:style-name="T1">ÓRGÃO</text:span>: <text:tab/></text:p>
      <text:p text:style-name="P14">Nome da(s) pessoa(s) a assinar</text:p>
      <text:p text:style-name="P6"/>
      <text:p text:style-name="P6"><text:tab/></text:p>
      <text:p text:style-name="P6"><text:tab/></text:p>
      <text:p text:style-name="P6"><text:tab/></text:p>
      <text:p text:style-name="P6"><text:tab/></text:p>
      <text:p text:style-name="P6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30"><text:tab/><text:tab/><text:tab/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9"/>
      <text:h text:style-name="P27" text:outline-level="1">TERMO DE ENCERRAMENTO</text:h>
      <text:p text:style-name="P23"/>
      <text:p text:style-name="P18">Tem este livro <text:page-count>50</text:page-count><text:s/>folhas, todas numeradas,</text:p>
      <text:p text:style-name="P18">e por mim rubricadas</text:p>
      <text:p text:style-name="P18">com a rubrica que uso: _________________.</text:p>
      <text:p text:style-name="P18"/>
      <text:p text:style-name="P18"/>
      <text:p text:style-name="P18"><text:span text:style-name="T1">CIDADE</text:span>, em __ de __________ de _____</text:p>
      <text:p text:style-name="P18"/>
      <text:p text:style-name="P18"/>
      <text:p text:style-name="P20">NOME DA PESSOA QUE RUBRICA</text:p>
      <text:p text:style-name="P18"/>
      <text:p text:style-name="P18">_____________________________________________________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imSun" svg:font-family="SimSun, 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>
          <style:tab-stop style:position="15.24cm" style:type="right" style:leader-style="solid" style:leader-text="-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FreeSans1" officeooo:rsid="000328d2" officeooo:paragraph-rsid="000328d2"/>
    </style:style>
    <style:style style:name="MP2" style:family="paragraph" style:parent-style-name="Header">
      <style:paragraph-properties fo:text-align="start" style:justify-single-word="false"/>
      <style:text-properties style:font-name="FreeSans1" officeooo:rsid="00094466" officeooo:paragraph-rsid="00094466"/>
    </style:style>
    <style:style style:name="MP3" style:family="paragraph" style:parent-style-name="Footer">
      <style:text-properties style:font-name="FreeSans1" officeooo:rsid="000328d2" officeooo:paragraph-rsid="000328d2"/>
    </style:style>
    <style:style style:name="MT1" style:family="text">
      <style:text-properties officeooo:rsid="0032d937"/>
    </style:style>
    <style:style style:name="MT2" style:family="text">
      <style:text-properties officeooo:rsid="0003b4b5"/>
    </style:style>
    <style:style style:name="MT3" style:family="text">
      <style:text-properties officeooo:rsid="001ccf1b"/>
    </style:style>
    <style:page-layout style:name="Mpm1">
      <style:page-layout-properties fo:page-width="21.001cm" fo:page-height="29.7cm" style:num-format="1" style:print-orientation="portrait" fo:margin-top="0.767cm" fo:margin-bottom="2.9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392cm" fo:margin-left="0cm" fo:margin-right="0cm" fo:margin-bottom="0.499cm"/>
      </style:header-style>
      <style:footer-style>
        <style:header-footer-properties svg:height="1.266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ÓRGÃO da ASSOCIAÇÃO</text:span><text:tab/><text:tab/>Rubrica:</text:p>
        <text:p text:style-name="MP2"><text:span text:style-name="MT2">NI</text:span>PC: <text:span text:style-name="MT1">XXXXXXXXX</text:span></text:p>
      </style:header>
      <style:footer>
        <text:p text:style-name="MP3">Processado por computador<text:tab/><text:span text:style-name="MT3">Livro 3, </text:span>Folha <text:page-number text:select-page="current">50</text:page-number><text:s/>de <text:page-count>50</text:page-count><text:tab/>Rubrica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8T00:50:07.550429429</meta:creation-date>
    <dc:date>2025-08-29T14:06:46.649670700</dc:date>
    <meta:editing-duration>PT3H57M21S</meta:editing-duration>
    <meta:editing-cycles>37</meta:editing-cycles>
    <meta:generator>LibreOffice/7.3.7.2$Linux_X86_64 LibreOffice_project/30$Build-2</meta:generator>
    <meta:printed-by>André Esteves</meta:printed-by>
    <meta:print-date>2015-07-11T18:18:57.824002087</meta:print-date>
    <meta:document-statistic meta:table-count="0" meta:image-count="0" meta:object-count="0" meta:page-count="50" meta:paragraph-count="39" meta:word-count="125" meta:character-count="861" meta:non-whitespace-character-count="718"/>
  </office:meta>
</office:document-meta>
</file>